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ty Version - 2022.3.54f1<text:line-break/>Project Type - 2D core Gameplay<text:line-break/>Features Added <text:line-break/>-&gt; Tap to collect per second<text:line-break/>-&gt; HoTween Animation<text:line-break/>-&gt; Multiplier<text:line-break/>-&gt; Particle System<text:line-break/>-&gt; (Mock)Leader Board<text:line-break/>-&gt; Desgn Pattern : Command Pattern , Singleton <text:line-break/>-&gt; SO for mutiple usecase : webrequest API , Stat ,Anim ,Scoring<text:line-break/>-&gt; Assembly Definition for Unity Hotween only<text:line-break/>-&gt; UI resource from Anime <text:line-break/>-&gt; Create Scene for Test Purpose [Raw Functionality , UI Adj , Final output]<text:line-break/>-&gt; Use Canvas over UI tookit More flexblity <text:line-break/><text:line-break/>Issues <text:line-break/>-&gt; Create a basic in-editor debug console (log viewer) (Did'nt Understand When unity Already Have )<text:line-break/>-&gt; Incomplete observer (Not fiiting iwth my Architecture for Loose UI coupling I choose Command Patter Gives Flexblity as well as scalablity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15$Win32 OpenOffice.org_project/4115m2$Build-9813</meta:generator>
    <dc:date>2025-05-15T12:53:40.04</dc:date>
    <meta:document-statistic meta:table-count="0" meta:image-count="0" meta:object-count="0" meta:page-count="1" meta:paragraph-count="1" meta:word-count="123" meta:character-count="740"/>
    <dc:creator>Pankaj Bansal</dc:creator>
    <meta:user-defined meta:name="Info 1"/>
    <meta:user-defined meta:name="Info 2"/>
    <meta:user-defined meta:name="Info 3"/>
    <meta:user-defined meta:name="Info 4"/>
  </office:meta>
</office:document-meta>
</file>